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5.1875in" fo:margin-left="0in" fo:margin-right="1.7375in" table:align="margins"/>
    </style:style>
    <style:style style:name="Tabla1.A" style:family="table-column">
      <style:table-column-properties style:column-width="1.8632in" style:rel-column-width="23538*"/>
    </style:style>
    <style:style style:name="Tabla1.B" style:family="table-column">
      <style:table-column-properties style:column-width="3.3243in" style:rel-column-width="41997*"/>
    </style:style>
    <style:style style:name="Tabla1.1" style:family="table-row">
      <style:table-row-properties fo:background-color="#e6e6ff">
        <style:background-image/>
      </style:table-row-properties>
    </style:style>
    <style:style style:name="Tabla1.A1" style:family="table-cell">
      <style:table-cell-properties fo:background-color="#e6e6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ff" fo:padding="0.0382in" fo:border="0.05pt solid #000000">
        <style:background-image/>
      </style:table-cell-properties>
    </style:style>
    <style:style style:name="Tabla1.A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1.A3" style:family="table-cell">
      <style:table-cell-properties fo:padding="0.0382in" fo:border-left="0.05pt solid #000000" fo:border-right="none" fo:border-top="none" fo:border-bottom="0.05pt solid #000000"/>
    </style:style>
    <style:style style:name="Tabla1.B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antarell"/>
    </style:style>
    <style:style style:name="P2" style:family="paragraph" style:parent-style-name="Standard">
      <style:paragraph-properties fo:text-align="start" style:justify-single-word="false"/>
      <style:text-properties style:font-name="Cantarell"/>
    </style:style>
    <style:style style:name="P3" style:family="paragraph" style:parent-style-name="Table_20_Contents">
      <style:text-properties style:font-name="Cantarell"/>
    </style:style>
    <style:style style:name="P4" style:family="paragraph" style:parent-style-name="Table_20_Contents">
      <style:paragraph-properties fo:text-align="end" style:justify-single-word="false"/>
      <style:text-properties style:font-name="Cantarell" fo:font-size="14pt" style:font-size-asian="14pt" style:font-size-complex="14pt"/>
    </style:style>
    <style:style style:name="P5" style:family="paragraph" style:parent-style-name="Table_20_Contents">
      <style:text-properties style:font-name="Cantarell" fo:font-weight="bold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Cantarell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fo:color="#000000" style:font-name="Cantarell" fo:font-size="14pt" fo:font-weight="bold" style:font-size-asian="14pt" style:font-weight-asian="bold" style:font-size-complex="14pt" style:font-weight-complex="bold"/>
    </style:style>
    <style:style style:name="P8" style:family="paragraph" style:parent-style-name="Table_20_Contents">
      <style:text-properties fo:color="#ff0000" style:font-name="Cantarel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appointment in objects"&gt;</text:placeholder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<text:span text:style-name="T4">Patient</text:span><text:span text:style-name="T1"> :</text:span> <text:s/><text:span text:style-name="T1"><text:placeholder text:placeholder-type="text">&lt;appointment.patient.name.lastname&gt;</text:placeholder></text:span><text:span text:style-name="T1">,</text:span><text:span text:style-name="T1"><text:placeholder text:placeholder-type="text">&lt;appointment.patient.name.name&gt;</text:placeholder></text:span></text:p>
          </table:table-cell>
          <table:table-cell table:style-name="Tabla1.B1" office:value-type="string">
            <text:p text:style-name="P7"><text:s/>Appointment # <text:placeholder text:placeholder-type="text">&lt;appointment.name&gt;</text:placeholder></text:p>
          </table:table-cell>
        </table:table-row>
        <table:table-row>
          <table:table-cell table:style-name="Tabla1.A2" office:value-type="string">
            <text:p text:style-name="P3"><text:span text:style-name="T4">SSN</text:span><text:span text:style-name="T1"> : </text:span><text:span text:style-name="T1"><text:placeholder text:placeholder-type="text">&lt;appointment.patient.name.ref&gt;</text:placeholder></text:span></text:p>
          </table:table-cell>
          <table:table-cell table:style-name="Tabla1.B2" office:value-type="string">
            <text:p text:style-name="P4"><text:span text:style-name="T1">Date</text:span> <text:span text:style-name="T2">:</text:span><text:span text:style-name="T3"><text:placeholder text:placeholder-type="text">&lt;appointment.appointment_date&gt;</text:placeholder></text:span><text:span text:style-name="T2"> </text:span></text:p>
            <text:p text:style-name="P3"/>
            <text:p text:style-name="P3"><text:span text:style-name="T4">Institution</text:span> : <text:span text:style-name="T1"><text:placeholder text:placeholder-type="text">&lt;appointment.institution and appointment.institution.name&gt;</text:placeholder></text:span></text:p>
            <text:p text:style-name="P5"/>
            <text:p text:style-name="P3"><text:span text:style-name="T4">Specialty</text:span> : <text:span text:style-name="T1"><text:placeholder text:placeholder-type="text">&lt;appointment.speciality.name&gt;</text:placeholder></text:span></text:p>
            <text:p text:style-name="P5"/>
            <text:p text:style-name="P3"><text:span text:style-name="T4">Health Professional :</text:span> <text:span text:style-name="T1"><text:placeholder text:placeholder-type="text">&lt;appointment.doctor.name.name&gt;</text:placeholder></text:span></text:p>
          </table:table-cell>
        </table:table-row>
        <table:table-row>
          <table:table-cell table:style-name="Tabla1.A3" office:value-type="string">
            <text:p text:style-name="P6">You must present this receipt and your SSN</text:p>
          </table:table-cell>
          <table:table-cell table:style-name="Tabla1.B3" office:value-type="string">
            <text:p text:style-name="P3"><text:s/>Instructions / Notes : </text:p>
            <text:p text:style-name="P8"><text:placeholder text:placeholder-type="text">&lt;appointment.comments&gt;</text:placeholder></text:p>
          </table:table-cell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Cantarell" svg:font-family="Cantarell" style:font-pitch="variable"/>
    <style:font-face style:name="Liberation Serif" svg:font-family="'Liberation Serif'" style:font-adornments="Bold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Nimbus Sans L" svg:font-family="'Nimbus Sans L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er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" fo:font-weight="bold" style:font-size-asian="10.5pt" style:font-weight-asian="bold" style:font-weight-complex="bold"/>
    </style:style>
    <style:style style:name="Heading_20_2" style:display-name="Heading 2" style:family="paragraph" style:parent-style-name="Header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er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style:contextual-spacing="false" fo:text-indent="0in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Linux_X86_64 LibreOffice_project/400m0$Build-2</meta:generator>
    <meta:creation-date>2008-06-07T15:26:29</meta:creation-date>
    <dc:date>2008-08-27T16:57:45</dc:date>
    <meta:editing-cycles>1</meta:editing-cycles>
    <meta:editing-duration>PT0S</meta:editing-duration>
    <meta:document-statistic meta:table-count="1" meta:image-count="0" meta:object-count="0" meta:page-count="1" meta:paragraph-count="12" meta:word-count="41" meta:character-count="478" meta:non-whitespace-character-count="444"/>
    <meta:user-defined meta:name="Info 1"/>
    <meta:user-defined meta:name="Info 2"/>
    <meta:user-defined meta:name="Info 3"/>
    <meta:user-defined meta:name="Info 4"/>
  </office:meta>
</office:document-meta>
</file>